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S-53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ader</text:p>
          </table:table-cell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C-64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ader</text:p>
          </table:table-cell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SC-98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ck</text:p>
          </table:table-cell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E-87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ck</text:p>
          </table:table-cell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SS-87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leaner</text:p>
          </table:table-cell>
          <table:table-cell table:formula="of:=RANDBETWEEN(0;10)"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5:44:49.431513511</meta:creation-date>
    <dc:date>2019-03-13T15:46:53.808875937</dc:date>
    <meta:editing-duration>PT2M5S</meta:editing-duration>
    <meta:editing-cycles>1</meta:editing-cycles>
    <meta:document-statistic meta:table-count="1" meta:cell-count="25" meta:object-count="0"/>
    <meta:generator>LibreOffice/6.0.7.3$Linux_X86_64 LibreOffice_project/00m0$Build-3</meta:generator>
  </office:meta>
</office:document-meta>
</file>